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8ab" officeooo:paragraph-rsid="000ab8ab"/>
    </style:style>
    <style:style style:name="P2" style:family="paragraph" style:parent-style-name="Standard">
      <style:text-properties officeooo:rsid="000ab8ab" officeooo:paragraph-rsid="000bcfca"/>
    </style:style>
    <style:style style:name="P3" style:family="paragraph" style:parent-style-name="Standard">
      <style:text-properties fo:font-weight="bold" officeooo:rsid="000bcfca" officeooo:paragraph-rsid="000bcfca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draw:stroke-dash="Double_20_Dash_20__28_Rounded_29_" draw:marker-start="Puntas_20_de_20_flecha_20_1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ouble_20_Dash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– AUTOESCUELA</text:p>
      <text:p text:style-name="P1"/>
      <text:p text:style-name="P1"/>
      <text:p text:style-name="P1"><draw:line text:anchor-type="paragraph" draw:z-index="0" draw:name="Línea vertical 1" draw:style-name="gr6" draw:text-style-name="P4" svg:x1="2.79cm" svg:y1="0.425cm" svg:x2="2.79cm" svg:y2="0.675cm"><text:p/></draw:line>COCHES(<text:span text:style-name="T1">Matricula</text:span>, AnioCompra, Color)</text:p>
      <text:p text:style-name="P1"><draw:line text:anchor-type="paragraph" draw:z-index="1" draw:name="Línea 1" draw:style-name="gr6" draw:text-style-name="P4" svg:x1="2.79cm" svg:y1="0.189cm" svg:x2="9.352cm" svg:y2="0.15cm"><text:p/></draw:line><draw:line text:anchor-type="paragraph" draw:z-index="2" draw:name="Línea 2" draw:style-name="gr5" draw:text-style-name="P4" svg:x1="9.352cm" svg:y1="0.593cm" svg:x2="9.352cm" svg:y2="0.15cm"><text:p/></draw:line></text:p>
      <text:p text:style-name="P1"><draw:line text:anchor-type="paragraph" draw:z-index="11" draw:name="Línea horizontal 3" draw:style-name="gr4" draw:text-style-name="P4" svg:x1="8.618cm" svg:y1="0.457cm" svg:x2="10.153cm" svg:y2="0.457cm"><text:p/></draw:line>ALUMNOS(<text:span text:style-name="T1">DNIAlumno</text:span>, Nombre, Edad ,Email, Matricula)</text:p>
      <text:p text:style-name="P1"><draw:line text:anchor-type="paragraph" draw:z-index="3" draw:name="Línea 3" draw:style-name="gr6" draw:text-style-name="P4" svg:x1="3.155cm" svg:y1="0.004cm" svg:x2="3.136cm" svg:y2="0.371cm"><text:p/></draw:line><draw:line text:anchor-type="paragraph" draw:z-index="4" draw:name="Línea 4" draw:style-name="gr6" draw:text-style-name="P4" svg:x1="3.156cm" svg:y1="0.37cm" svg:x2="11.296cm" svg:y2="0.312cm"><text:p/></draw:line><draw:line text:anchor-type="paragraph" draw:z-index="5" draw:name="Línea 5" draw:style-name="gr7" draw:text-style-name="P4" svg:x1="11.352cm" svg:y1="1.178cm" svg:x2="11.296cm" svg:y2="0.312cm"><text:p/></draw:line></text:p>
      <text:p text:style-name="P1"><draw:line text:anchor-type="paragraph" draw:z-index="8" draw:name="Línea vertical 2" draw:style-name="gr6" draw:text-style-name="P4" svg:x1="3.752cm" svg:y1="0.478cm" svg:x2="3.752cm" svg:y2="0.709cm"><text:p/></draw:line>PROFESORES(<text:span text:style-name="T1">DNIProfesor</text:span>, Nombre, Direccion, Telefono)</text:p>
      <text:p text:style-name="P1"><draw:line text:anchor-type="paragraph" draw:z-index="6" draw:name="Línea horizontal 1" draw:style-name="gr6" draw:text-style-name="P4" svg:x1="5.214cm" svg:y1="0.185cm" svg:x2="11.352cm" svg:y2="0.185cm"><text:p/></draw:line><draw:line text:anchor-type="paragraph" draw:z-index="7" draw:name="Línea 6" draw:style-name="gr5" draw:text-style-name="P4" svg:x1="5.214cm" svg:y1="0.55cm" svg:x2="5.214cm" svg:y2="0.185cm"><text:p/></draw:line><draw:line text:anchor-type="paragraph" draw:z-index="9" draw:name="Línea horizontal 2" draw:style-name="gr6" draw:text-style-name="P4" svg:x1="2.616cm" svg:y1="0.222cm" svg:x2="3.752cm" svg:y2="0.222cm"><text:p/></draw:line><draw:line text:anchor-type="paragraph" draw:z-index="10" draw:name="Línea 7" draw:style-name="gr5" draw:text-style-name="P4" svg:x1="2.616cm" svg:y1="0.524cm" svg:x2="2.616cm" svg:y2="0.222cm"><text:p/></draw:line></text:p>
      <text:p text:style-name="P1">CLASES(<text:span text:style-name="T1">DNIProfesor</text:span>, <text:span text:style-name="T1">DNIAlumno</text:span>)</text:p>
      <text:p text:style-name="P1"><draw:line text:anchor-type="paragraph" draw:z-index="12" draw:name="Línea 8" draw:style-name="gr4" draw:text-style-name="P4" svg:x1="1.651cm" svg:y1="0.069cm" svg:x2="3.909cm" svg:y2="0.051cm"><text:p/></draw:line><draw:line text:anchor-type="paragraph" draw:z-index="13" draw:name="Línea 9" draw:style-name="gr4" draw:text-style-name="P4" svg:x1="4.297cm" svg:y1="0.104cm" svg:x2="6.237cm" svg:y2="0.122cm"><text:p/></draw:line></text:p>
      <text:p text:style-name="P1"/>
      <text:p text:style-name="P1"/>
      <text:p text:style-name="P1">1ºForma Normal</text:p>
      <text:p text:style-name="P1">Todas las tablas estan enFN1 execpto profesores porque tiene un atributo mulitvaluado (telefono)</text:p>
      <text:p text:style-name="P1">Solucióon: </text:p>
      <text:p text:style-name="P1"><text:tab/>PROFESORES(<text:span text:style-name="T1">DNIProfesor</text:span>, Nombre, Direccion)</text:p>
      <text:p text:style-name="P1"><text:tab/>TELEFONOS(<text:span text:style-name="T1">DNIProfesor</text:span> , <text:span text:style-name="T1">Telefono</text:span>)</text:p>
      <text:p text:style-name="P1"><draw:line text:anchor-type="paragraph" draw:z-index="14" draw:name="Línea 19" draw:style-name="gr4" draw:text-style-name="P4" svg:x1="3.891cm" svg:y1="0.055cm" svg:x2="5.902cm" svg:y2="0.073cm"><text:p/></draw:line></text:p>
      <text:p text:style-name="P1"/>
      <text:p text:style-name="P1">2ºForma Normal</text:p>
      <text:p text:style-name="P1">La base de datos está en 2FN porque está en 1FN y además ninguna tabla con clave compuesta tiene atriutos que no sean claves</text:p>
      <text:p text:style-name="P1"/>
      <text:p text:style-name="P1">3ºForma Normal</text:p>
      <text:p text:style-name="P1">La base de datos está en 3FN porque está en 2FM y además no existe dependencia transitiva </text:p>
      <text:p text:style-name="P1"/>
      <text:p text:style-name="P1"/>
      <text:p text:style-name="P1"/>
      <text:p text:style-name="P3">MODELO FINAL:</text:p>
      <text:p text:style-name="P2"/>
      <text:p text:style-name="P2"><draw:line text:anchor-type="paragraph" draw:z-index="15" draw:name="Línea vertical 3" draw:style-name="gr6" draw:text-style-name="P4" svg:x1="2.79cm" svg:y1="0.425cm" svg:x2="2.79cm" svg:y2="0.675cm"><text:p/></draw:line>COCHES(<text:span text:style-name="T1">Matricula</text:span>, AnioCompra, Color)</text:p>
      <text:p text:style-name="P2"><draw:line text:anchor-type="paragraph" draw:z-index="16" draw:name="Línea 10" draw:style-name="gr6" draw:text-style-name="P4" svg:x1="2.79cm" svg:y1="0.189cm" svg:x2="9.352cm" svg:y2="0.15cm"><text:p/></draw:line><draw:line text:anchor-type="paragraph" draw:z-index="17" draw:name="Línea 11" draw:style-name="gr5" draw:text-style-name="P4" svg:x1="9.352cm" svg:y1="0.593cm" svg:x2="9.352cm" svg:y2="0.15cm"><text:p/></draw:line></text:p>
      <text:p text:style-name="P2"><draw:line text:anchor-type="paragraph" draw:z-index="26" draw:name="Línea horizontal 6" draw:style-name="gr4" draw:text-style-name="P4" svg:x1="8.618cm" svg:y1="0.457cm" svg:x2="10.153cm" svg:y2="0.457cm"><text:p/></draw:line>ALUMNOS(<text:span text:style-name="T1">DNIAlumno</text:span>, Nombre, Edad ,Email, Matricula)</text:p>
      <text:p text:style-name="P2"><draw:line text:anchor-type="paragraph" draw:z-index="18" draw:name="Línea 12" draw:style-name="gr6" draw:text-style-name="P4" svg:x1="3.155cm" svg:y1="0.004cm" svg:x2="3.136cm" svg:y2="0.371cm"><text:p/></draw:line><draw:line text:anchor-type="paragraph" draw:z-index="19" draw:name="Línea 13" draw:style-name="gr6" draw:text-style-name="P4" svg:x1="3.156cm" svg:y1="0.37cm" svg:x2="11.296cm" svg:y2="0.312cm"><text:p/></draw:line><draw:line text:anchor-type="paragraph" draw:z-index="20" draw:name="Línea 14" draw:style-name="gr7" draw:text-style-name="P4" svg:x1="11.352cm" svg:y1="1.178cm" svg:x2="11.296cm" svg:y2="0.312cm"><text:p/></draw:line></text:p>
      <text:p text:style-name="P2"><draw:line text:anchor-type="paragraph" draw:z-index="23" draw:name="Línea vertical 4" draw:style-name="gr6" draw:text-style-name="P4" svg:x1="3.752cm" svg:y1="0.478cm" svg:x2="3.752cm" svg:y2="0.709cm"><text:p/></draw:line>PROFESORES(<text:span text:style-name="T1">DNIProfesor</text:span>, Nombre, Direccion)</text:p>
      <text:p text:style-name="P2"><draw:line text:anchor-type="paragraph" draw:z-index="21" draw:name="Línea horizontal 4" draw:style-name="gr6" draw:text-style-name="P4" svg:x1="5.214cm" svg:y1="0.185cm" svg:x2="11.352cm" svg:y2="0.185cm"><text:p/></draw:line><draw:line text:anchor-type="paragraph" draw:z-index="22" draw:name="Línea 15" draw:style-name="gr5" draw:text-style-name="P4" svg:x1="5.214cm" svg:y1="0.55cm" svg:x2="5.214cm" svg:y2="0.185cm"><text:p/></draw:line><draw:line text:anchor-type="paragraph" draw:z-index="24" draw:name="Línea horizontal 5" draw:style-name="gr6" draw:text-style-name="P4" svg:x1="2.616cm" svg:y1="0.222cm" svg:x2="3.752cm" svg:y2="0.222cm"><text:p/></draw:line><draw:line text:anchor-type="paragraph" draw:z-index="25" draw:name="Línea 16" draw:style-name="gr5" draw:text-style-name="P4" svg:x1="2.616cm" svg:y1="0.524cm" svg:x2="2.616cm" svg:y2="0.222cm"><text:p/></draw:line><draw:line text:anchor-type="paragraph" draw:z-index="30" draw:name="Línea vertical 5" draw:style-name="gr2" draw:text-style-name="P4" svg:x1="3.397cm" svg:y1="0.005cm" svg:x2="3.397cm" svg:y2="0.128cm"><text:p/></draw:line><draw:line text:anchor-type="paragraph" draw:z-index="31" draw:name="Línea 21" draw:style-name="gr2" draw:text-style-name="P4" svg:x1="-0.261cm" svg:y1="0.129cm" svg:x2="3.397cm" svg:y2="0.129cm"><text:p/></draw:line><draw:line text:anchor-type="paragraph" draw:z-index="32" draw:name="Línea 22" draw:style-name="gr2" draw:text-style-name="P4" svg:x1="-0.261cm" svg:y1="1.203cm" svg:x2="-0.247cm" svg:y2="0.129cm"><text:p/></draw:line></text:p>
      <text:p text:style-name="P2">CLASES(<text:span text:style-name="T1">DNIProfesor</text:span>, <text:span text:style-name="T1">DNIAlumno</text:span>)</text:p>
      <text:p text:style-name="P2"><draw:line text:anchor-type="paragraph" draw:z-index="27" draw:name="Línea 17" draw:style-name="gr4" draw:text-style-name="P4" svg:x1="1.774cm" svg:y1="0.097cm" svg:x2="4.032cm" svg:y2="0.079cm"><text:p/></draw:line><draw:line text:anchor-type="paragraph" draw:z-index="28" draw:name="Línea 18" draw:style-name="gr4" draw:text-style-name="P4" svg:x1="4.297cm" svg:y1="0.079cm" svg:x2="6.237cm" svg:y2="0.097cm"><text:p/></draw:line><draw:line text:anchor-type="paragraph" draw:z-index="33" draw:name="Línea horizontal 7" draw:style-name="gr2" draw:text-style-name="P4" svg:x1="3.665cm" svg:y1="0.229cm" svg:x2="-0.261cm" svg:y2="0.229cm"><text:p/></draw:line><draw:line text:anchor-type="paragraph" draw:z-index="34" draw:name="Línea 23" draw:style-name="gr1" draw:text-style-name="P4" svg:x1="3.679cm" svg:y1="0.622cm" svg:x2="3.665cm" svg:y2="0.229cm"><text:p/></draw:line></text:p>
      <text:p text:style-name="P2"><draw:line text:anchor-type="paragraph" draw:z-index="29" draw:name="Línea 20" draw:style-name="gr3" draw:text-style-name="P4" svg:x1="2.692cm" svg:y1="0.503cm" svg:x2="4.632cm" svg:y2="0.485cm"><text:p/></draw:line>TELEFONOS(<text:span text:style-name="T1">DNIProfesor</text:span>, <text:span text:style-name="T1">Telefono</text:span>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7 20 13" svg:d="M0 20l10-13 10 13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8:46:36.835000000</meta:creation-date>
    <dc:date>2023-11-13T10:17:57.628000000</dc:date>
    <meta:editing-duration>PT1H31M20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0" meta:word-count="101" meta:character-count="842" meta:non-whitespace-character-count="756"/>
  </office:meta>
</office:document-meta>
</file>